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6835in"/>
    </style:style>
    <style:style style:name="co21" style:family="table-column">
      <style:table-column-properties fo:break-before="auto" style:column-width="1.0165in"/>
    </style:style>
    <style:style style:name="co22" style:family="table-column">
      <style:table-column-properties fo:break-before="auto" style:column-width="1.1008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0.9335in"/>
    </style:style>
    <style:style style:name="co25" style:family="table-column">
      <style:table-column-properties fo:break-before="auto" style:column-width="1.7555in"/>
    </style:style>
    <style:style style:name="co26" style:family="table-column">
      <style:table-column-properties fo:break-before="auto" style:column-width="1.672in"/>
    </style:style>
    <style:style style:name="co27" style:family="table-column">
      <style:table-column-properties fo:break-before="auto" style:column-width="1.74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ffffff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20" table:default-cell-style-name="header_5f_default"/>
        <table:table-column table:style-name="co21" table:default-cell-style-name="header_5f_default"/>
        <table:table-column table:style-name="co22" table:default-cell-style-name="header_5f_default"/>
        <table:table-column table:style-name="co23" table:default-cell-style-name="header_5f_default"/>
        <table:table-column table:style-name="co21" table:number-columns-repeated="2" table:default-cell-style-name="header_5f_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USD" office:value-type="currency" office:currency="USD" office:value="0.123456789" calcext:value-type="currency">
            <text:p>$0.12</text:p>
          </table:table-cell>
          <table:table-cell table:style-name="taxable_5f_event_5f_USD" office:value-type="currency" office:currency="USD" office:value="0.123456789" calcext:value-type="currency">
            <text:p>$0.12</text:p>
          </table:table-cell>
          <table:table-cell table:style-name="taxable_5f_event_5f_alt_5f_USD" office:value-type="currency" office:currency="USD" office:value="0.123456789" calcext:value-type="currency">
            <text:p>$0.12</text:p>
          </table:table-cell>
          <table:table-cell table:style-name="acquired_5f_lot_5f_USD" office:value-type="currency" office:currency="USD" office:value="0.123456789" calcext:value-type="currency">
            <text:p>$0.12</text:p>
          </table:table-cell>
          <table:table-cell table:style-name="acquired_5f_lot_5f_alt_5f_USD" office:value-type="currency" office:currency="USD" office:value="0.123456789" calcext:value-type="currency">
            <text:p>$0.12</text:p>
          </table:table-cell>
          <table:table-cell table:style-name="highlighted_5f_USD" office:value-type="currency" office:currency="USD" office:value="0.123456789" calcext:value-type="currency">
            <text:p>$0.12</text:p>
          </table:table-cell>
          <table:table-cell table:style-name="taxable_5f_event_5f_note_5f_USD" office:value-type="currency" office:currency="USD" office:value="0.123456789" calcext:value-type="currency">
            <text:p>$0.12</text:p>
          </table:table-cell>
          <table:table-cell table:style-name="acquired_5f_lot_5f_note_5f_USD" office:value-type="currency" office:currency="USD" office:value="0.123456789" calcext:value-type="currency">
            <text:p>$0.12</text:p>
          </table:table-cell>
          <table:table-cell table:style-name="bold_5f_USD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JPY</text:p>
          </table:table-cell>
          <table:table-cell table:style-name="transparent_5f_JPY" office:value-type="currency" office:currency="JPY" office:value="0.12" calcext:value-type="currency">
            <text:p>￥0.12</text:p>
          </table:table-cell>
          <table:table-cell table:style-name="taxable_5f_event_5f_JPY" office:value-type="currency" office:currency="JPY" office:value="0.12" calcext:value-type="currency">
            <text:p>￥0.12</text:p>
          </table:table-cell>
          <table:table-cell table:style-name="taxable_5f_event_5f_alt_5f_JPY" office:value-type="currency" office:currency="JPY" office:value="0.12" calcext:value-type="currency">
            <text:p>￥0.12</text:p>
          </table:table-cell>
          <table:table-cell table:style-name="acquired_5f_lot_5f_JPY" office:value-type="currency" office:currency="JPY" office:value="0.12" calcext:value-type="currency">
            <text:p>￥0.12</text:p>
          </table:table-cell>
          <table:table-cell table:style-name="acquired_5f_lot_5f_alt_5f_JPY" office:value-type="currency" office:currency="JPY" office:value="0.12" calcext:value-type="currency">
            <text:p>￥0.12</text:p>
          </table:table-cell>
          <table:table-cell table:style-name="highlighted_5f_JPY" office:value-type="currency" office:currency="JPY" office:value="0.12" calcext:value-type="currency">
            <text:p>￥0.12</text:p>
          </table:table-cell>
          <table:table-cell table:style-name="taxable_5f_event_5f_note_5f_JPY" office:value-type="currency" office:currency="JPY" office:value="0.12" calcext:value-type="currency">
            <text:p>￥0.12</text:p>
          </table:table-cell>
          <table:table-cell table:style-name="acquired_5f_lot_5f_note_5f_JPY" office:value-type="currency" office:currency="JPY" office:value="0.12" calcext:value-type="currency">
            <text:p>￥0.12</text:p>
          </table:table-cell>
          <table:table-cell table:style-name="bold_5f_JPY" office:value-type="currency" office:currency="JPY" office:value="0.12" calcext:value-type="currency">
            <text:p>￥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USD" office:value-type="currency" office:currency="USD" office:value="0.123456789" calcext:value-type="currency">
            <text:p>$0.12</text:p>
          </table:table-cell>
          <table:table-cell table:style-name="taxable_5f_event_5f_border_5f_USD" office:value-type="currency" office:currency="USD" office:value="0.123456789" calcext:value-type="currency">
            <text:p>$0.12</text:p>
          </table:table-cell>
          <table:table-cell table:style-name="taxable_5f_event_5f_alt_5f_border_5f_USD" office:value-type="currency" office:currency="USD" office:value="0.123456789" calcext:value-type="currency">
            <text:p>$0.12</text:p>
          </table:table-cell>
          <table:table-cell table:style-name="acquired_5f_lot_5f_border_5f_USD" office:value-type="currency" office:currency="USD" office:value="0.123456789" calcext:value-type="currency">
            <text:p>$0.12</text:p>
          </table:table-cell>
          <table:table-cell table:style-name="acquired_5f_lot_5f_alt_5f_border_5f_USD" office:value-type="currency" office:currency="USD" office:value="0.123456789" calcext:value-type="currency">
            <text:p>$0.12</text:p>
          </table:table-cell>
          <table:table-cell table:style-name="highlighted_5f_border_5f_USD" office:value-type="currency" office:currency="USD" office:value="0.123456789" calcext:value-type="currency">
            <text:p>$0.12</text:p>
          </table:table-cell>
          <table:table-cell table:style-name="taxable_5f_event_5f_note_5f_border_5f_USD" office:value-type="currency" office:currency="USD" office:value="0.123456789" calcext:value-type="currency">
            <text:p>$0.12</text:p>
          </table:table-cell>
          <table:table-cell table:style-name="acquired_5f_lot_5f_note_5f_border_5f_USD" office:value-type="currency" office:currency="USD" office:value="0.123456789" calcext:value-type="currency">
            <text:p>$0.12</text:p>
          </table:table-cell>
          <table:table-cell table:style-name="bold_5f_border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JPY</text:p>
          </table:table-cell>
          <table:table-cell table:style-name="transparent_5f_border_5f_JPY" office:value-type="currency" office:currency="JPY" office:value="0.121" calcext:value-type="currency">
            <text:p>￥0.12</text:p>
          </table:table-cell>
          <table:table-cell table:style-name="taxable_5f_event_5f_border_5f_JPY" office:value-type="currency" office:currency="JPY" office:value="0.12" calcext:value-type="currency">
            <text:p>￥0.12</text:p>
          </table:table-cell>
          <table:table-cell table:style-name="taxable_5f_event_5f_alt_5f_border_5f_JPY" office:value-type="currency" office:currency="JPY" office:value="0.12" calcext:value-type="currency">
            <text:p>￥0.12</text:p>
          </table:table-cell>
          <table:table-cell table:style-name="acquired_5f_lot_5f_border_5f_JPY" office:value-type="currency" office:currency="JPY" office:value="0.12" calcext:value-type="currency">
            <text:p>￥0.12</text:p>
          </table:table-cell>
          <table:table-cell table:style-name="acquired_5f_lot_5f_alt_5f_border_5f_JPY" office:value-type="currency" office:currency="JPY" office:value="0.12" calcext:value-type="currency">
            <text:p>￥0.12</text:p>
          </table:table-cell>
          <table:table-cell table:style-name="highlighted_5f_border_5f_JPY" office:value-type="currency" office:currency="JPY" office:value="0.12" calcext:value-type="currency">
            <text:p>￥0.12</text:p>
          </table:table-cell>
          <table:table-cell table:style-name="taxable_5f_event_5f_note_5f_border_5f_JPY" office:value-type="currency" office:currency="JPY" office:value="0.12" calcext:value-type="currency">
            <text:p>￥0.12</text:p>
          </table:table-cell>
          <table:table-cell table:style-name="acquired_5f_lot_5f_note_5f_border_5f_JPY" office:value-type="currency" office:currency="JPY" office:value="0.12" calcext:value-type="currency">
            <text:p>￥0.12</text:p>
          </table:table-cell>
          <table:table-cell table:style-name="bold_5f_border_5f_JPY" office:value-type="currency" office:currency="JPY" office:value="0.12" calcext:value-type="currency">
            <text:p>￥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number-columns-repeated="62" table:default-cell-style-name="Default"/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5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number-columns-repeated="56" table:default-cell-style-name="Default"/>
        <table:table-row table:style-name="ro1">
          <table:table-cell table:style-name="ce6"/>
          <table:table-cell table:style-name="ce7" table:number-columns-repeated="7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JPY" style:display-name="transparent_JPY" style:family="table-cell" style:parent-style-name="transparent_5f_USD" style:data-style-name="N125">
      <style:text-properties style:language-asian="ja" style:country-asian="JP"/>
    </style:style>
    <style:style style:name="transparent_5f_border_5f_JPY" style:display-name="transparent_border_JPY" style:family="table-cell" style:parent-style-name="transparent_5f_border_5f_USD" style:data-style-name="N125">
      <style:text-properties style:language-asian="ja" style:country-asian="JP"/>
    </style:style>
    <style:style style:name="taxable_5f_event_5f_JPY" style:display-name="taxable_event_JPY" style:family="table-cell" style:parent-style-name="taxable_5f_event_5f_USD" style:data-style-name="N125">
      <style:text-properties style:language-asian="ja" style:country-asian="JP"/>
    </style:style>
    <style:style style:name="taxable_5f_event_5f_border_5f_JPY" style:display-name="taxable_event_border_JPY" style:family="table-cell" style:parent-style-name="taxable_5f_event_5f_border_5f_USD" style:data-style-name="N125">
      <style:text-properties style:language-asian="ja" style:country-asian="JP"/>
    </style:style>
    <style:style style:name="taxable_5f_event_5f_alt_5f_JPY" style:display-name="taxable_event_alt_JPY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JPY" style:display-name="taxable_event_alt_border_JPY" style:family="table-cell" style:parent-style-name="taxable_5f_event_5f_alt_5f_border_5f_USD" style:data-style-name="N125">
      <style:text-properties style:language-asian="ja" style:country-asian="JP"/>
    </style:style>
    <style:style style:name="acquired_5f_lot_5f_JPY" style:display-name="acquired_lot_JPY" style:family="table-cell" style:parent-style-name="acquired_5f_lot_5f_USD" style:data-style-name="N125">
      <style:text-properties style:language-asian="ja" style:country-asian="JP"/>
    </style:style>
    <style:style style:name="acquired_5f_lot_5f_border_5f_JPY" style:display-name="acquired_lot_border_JPY" style:family="table-cell" style:parent-style-name="acquired_5f_lot_5f_border_5f_USD" style:data-style-name="N125">
      <style:text-properties style:language-asian="ja" style:country-asian="JP"/>
    </style:style>
    <style:style style:name="acquired_5f_lot_5f_alt_5f_JPY" style:display-name="acquired_lot_alt_JPY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JPY" style:display-name="acquired_lot_alt_border_JPY" style:family="table-cell" style:parent-style-name="acquired_5f_lot_5f_alt_5f_border_5f_USD" style:data-style-name="N125">
      <style:text-properties style:language-asian="ja" style:country-asian="JP"/>
    </style:style>
    <style:style style:name="highlighted_5f_JPY" style:display-name="highlighted_JPY" style:family="table-cell" style:parent-style-name="highlighted_5f_USD" style:data-style-name="N125">
      <style:text-properties style:language-asian="ja" style:country-asian="JP"/>
    </style:style>
    <style:style style:name="highlighted_5f_border_5f_JPY" style:display-name="highlighted_border_JPY" style:family="table-cell" style:parent-style-name="highlighted_5f_border_5f_USD" style:data-style-name="N125">
      <style:text-properties style:language-asian="ja" style:country-asian="JP"/>
    </style:style>
    <style:style style:name="taxable_5f_event_5f_note_5f_JPY" style:display-name="taxable_event_note_JPY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JPY" style:display-name="taxable_event_note_border_JPY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JPY" style:display-name="acquired_lot_note_JPY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JPY" style:display-name="acquired_lot_note_border_JPY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JPY" style:display-name="bold_JPY" style:family="table-cell" style:parent-style-name="bold_5f_USD" style:data-style-name="N125">
      <style:text-properties style:language-asian="ja" style:country-asian="JP"/>
    </style:style>
    <style:style style:name="bold_5f_border_5f_JPY" style:display-name="bold_border_JPY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2-12-20T23:29:59.356000000</dc:date>
    <meta:editing-duration>P1DT11H18M43S</meta:editing-duration>
    <meta:editing-cycles>118</meta:editing-cycles>
    <meta:generator>LibreOffice/7.3.7.2$Windows_X86_64 LibreOffice_project/e114eadc50a9ff8d8c8a0567d6da8f454beeb84f</meta:generator>
    <dc:creator>Neal Chambers</dc:creator>
    <meta:document-statistic meta:table-count="3" meta:cell-count="116" meta:object-count="0"/>
  </office:meta>
</office:document-meta>
</file>